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1</text:p>
      <text:p text:style-name="Standard">Finding and Correcting Errors</text:p>
      <text:p text:style-name="Standard">-syntax error- things are in the wrong order, spelling issue, etc</text:p>
      <text:p text:style-name="Standard">-logic error- program isn't doing what you want it to do, but still runs</text:p>
      <text:p text:style-name="Standard">-make sure to check punctuation marks, whether parentheses and quotes are properly closed, etc</text:p>
      <text:p text:style-name="Standard">-remember that you need to open the html page to check javacript, opening the javascript in browser will simply show the code</text:p>
      <text:p text:style-name="Standard">-Shift + Ctrl + J is the shortcut for debugging in browser, it will also tell you where the error was found</text:p>
      <text:p text:style-name="Standard">-if you click a button or load a page and everything just stops or does not execute, there is likely a javascript error</text:p>
      <text:p text:style-name="Standard">-if you correct an error but it didn't recognize it, it may be that the browser did not refresh properly. Make sure to save your work</text:p>
      <text:p text:style-name="Standard">-any time you see the word “null” it means something doesn't exist, similar to None in Python</text:p>
      <text:p text:style-name="Standard">-remember to check for spelling errors as well</text:p>
      <text:p text:style-name="Standard">-if it says something is not defined, that means that you did not define your variable beforehand (ie. Putting var variable = [such and such]</text:p>
      <text:p text:style-name="Standard">-make sure that your math is right, if your math is wrong that's an example of a logic error</text:p>
      <text:p text:style-name="Standard">-alert(“Testing value is: “ + variableIWantToTest); will show an alert box in the browser, this is very useful if you want to see what a particular variable's value is separate of your site as a whole. Similar to doing a test rpint</text:p>
      <text:p text:style-name="Standard">-alert(“My true name is: “ + myName);</text:p>
      <text:p text:style-name="Standard">-console.log(“My true name is: “ + myName);</text:p>
      <text:p text:style-name="Standard">-using console.log() will show that message when you use Shift + Ctrl + J to open the error console</text:p>
      <text:p text:style-name="Standard">-remember that computer code is case sensitive</text:p>
      <text:p text:style-name="Standard"/>
      <text:p text:style-name="Standard">2.2</text:p>
      <text:p text:style-name="Standard">Javascript and Data Types</text:p>
      <text:p text:style-name="Standard">-you already know what a data type is (ie. Int, float, string, etc)</text:p>
      <text:p text:style-name="Standard">-numbers that are used in mathematics, need to be put as the correct data type so that Javascript knows to use it for math. ie. Before we used the parseInt(myAge) command to convert a string into an integer</text:p>
      <text:p text:style-name="Standard">-boolean – True or False</text:p>
      <text:p text:style-name="Standard"/>
      <text:p text:style-name="Standard">-date is also a data type</text:p>
      <text:p text:style-name="Standard">-new Date(); will give you today's date (as determined by the computer you are on)</text:p>
      <text:p text:style-name="Standard">-critical date data is often brought back from a server</text:p>
      <text:p text:style-name="Standard">-var today = new Date(); <text:s text:c="2"/>//today's date</text:p>
      <text:p text:style-name="Standard">-new Date() will often give too much info, to simplify it you can do this:</text:p>
      <text:p text:style-name="Standard">var todaytext = today.toDateString();</text:p>
      <text:p text:style-name="Standard">toDateString() will give the month, day, and year</text:p>
      <text:p text:style-name="Standard">-different methods can be used on the today object to get the month, day, and year respectively</text:p>
      <text:p text:style-name="Standard">var todaymm = today.getMonth() + 1; <text:s/>//computer gets 0 for the first month, so we use +1</text:p>
      <text:p text:style-name="Standard">var todaydd = today.getDate();</text:p>
      <text:p text:style-name="Standard">var todayyyy = today.getFullYear();</text:p>
      <text:p text:style-name="Standard">var todayFormatted = todaymm + “/” + todaydd + '/' + todayyyy</text:p>
      <text:p text:style-name="Standard"/>
      <text:p text:style-name="Standard">boolean</text:p>
      <text:p text:style-name="Standard">if (today &gt;= 2000)</text:p>
      <text:p text:style-name="Standard">{</text:p>
      <text:p text:style-name="Standard"><text:tab/>var currentCentury = true; <text:s/>//true or false represent a <text:s/>boolean</text:p>
      <text:p text:style-name="Standard"><text:soft-page-break/>}</text:p>
      <text:p text:style-name="Standard"/>
      <text:p text:style-name="Standard">if (currentCentury)</text:p>
      <text:p text:style-name="Standard">{</text:p>
      <text:p text:style-name="Standard"><text:tab/>myText += “ and it is the current century!”;</text:p>
      <text:p text:style-name="Standard">}</text:p>
      <text:p text:style-name="Standard"/>
      <text:p text:style-name="Standard">2.3</text:p>
      <text:p text:style-name="Standard">If Statements</text:p>
      <text:p text:style-name="Standard">-using logic statements in a program to make it execute a particular code path</text:p>
      <text:p text:style-name="Standard">if (myName == '')</text:p>
      <text:p text:style-name="Standard">{</text:p>
      <text:p text:style-name="Standard"><text:tab/>$('message').innerHTML = “Please enter your name”;</text:p>
      <text:p text:style-name="Standard">}</text:p>
      <text:p text:style-name="Standard">-== means to check if the thing on the left and the thing on the right are the same. This will register as a Boolean true or false</text:p>
      <text:p text:style-name="Standard">-if the if statement is true, then the code in between the curly braces code block will execute</text:p>
      <text:p text:style-name="Standard">-if the if statement is false, then the code in the else block will run</text:p>
      <text:p text:style-name="Standard">-in the above code, it is testing to see if the box was left empty, hence the empty single quotes</text:p>
      <text:p text:style-name="Standard">if (myNum == '7')</text:p>
      <text:p text:style-name="Standard">{</text:p>
      <text:p text:style-name="Standard"><text:tab/>$('message').innerHTML = “That is correct”;</text:p>
      <text:p text:style-name="Standard">}</text:p>
      <text:p text:style-name="Standard">else</text:p>
      <text:p text:style-name="Standard"><text:tab/>$('message').innerHTML = “That is wrong”;</text:p>
      <text:p text:style-name="Standard">}</text:p>
      <text:p text:style-name="Standard">-a nested if statement is when you put one if statement inside of another</text:p>
      <text:p text:style-name="Standard">example:</text:p>
      <text:p text:style-name="Standard">if (myName == '')</text:p>
      <text:p text:style-name="Standard">{</text:p>
      <text:p text:style-name="Standard"><text:tab/>$('message').innerHTML = “Please enter your name”;</text:p>
      <text:p text:style-name="Standard">}</text:p>
      <text:p text:style-name="Standard"><text:tab/>if (myNum == '7')</text:p>
      <text:p text:style-name="Standard"><text:tab/>{</text:p>
      <text:p text:style-name="Standard"><text:tab/><text:tab/>$('message').innerHTML = “That is correct”;</text:p>
      <text:p text:style-name="Standard"><text:tab/>}</text:p>
      <text:p text:style-name="Standard"><text:tab/>else</text:p>
      <text:p text:style-name="Standard"><text:tab/>{</text:p>
      <text:p text:style-name="Standard"><text:tab/><text:tab/>$('message').innerHTML = “That is wrong”;</text:p>
      <text:p text:style-name="Standard"><text:tab/>}</text:p>
      <text:p text:style-name="Standard"/>
      <text:p text:style-name="Standard">2.4</text:p>
      <text:p text:style-name="Standard">Logical Operators</text:p>
      <text:p text:style-name="Standard">-for a password, you would set the html element input type to “password”</text:p>
      <text:p text:style-name="Standard">-|| is the symbol for “or”</text:p>
      <text:p text:style-name="Standard">if(myName == '' || myPassword == '')</text:p>
      <text:p text:style-name="Standard">{</text:p>
      <text:p text:style-name="Standard"><text:tab/>$(“message”).innerHTML = “Please enter both your name and password “;</text:p>
      <text:p text:style-name="Standard">}</text:p>
      <text:p text:style-name="Standard"><text:soft-page-break/>-for the || logic operator, if one or both of the statements are true, it will register as true. If both are false it will read as false</text:p>
      <text:p text:style-name="Standard">-&amp;&amp; is the “and” operator</text:p>
      <text:p text:style-name="Standard">-&amp;&amp; registers as true if both statements are true, it registers as false if one or more of the statements are false</text:p>
      <text:p text:style-name="Standard">-!= means “not equals”</text:p>
      <text:p text:style-name="Standard">if (myNum != “7”)</text:p>
      <text:p text:style-name="Standard">{</text:p>
      <text:p text:style-name="Standard"><text:tab/>$(“message”).inner HTML = myNum + “ not correct!”;</text:p>
      <text:p text:style-name="Standard">}</text:p>
      <text:p text:style-name="Standard">else</text:p>
      <text:p text:style-name="Standard">{</text:p>
      <text:p text:style-name="Standard"><text:tab/>$(“message”).innerHTML = “ You guessed right, “ + myName + “!”;</text:p>
      <text:p text:style-name="Standard">}</text:p>
      <text:p text:style-name="Standard"/>
      <text:p text:style-name="Standard">-note: in the real world, you would not be password checking with javacript, that would happen on a server side program</text:p>
      <text:p text:style-name="Standard">-isNaN(myNum) - this “is not a number” function. Checks if what is in the parentheses is not a number</text:p>
      <text:p text:style-name="Standard">if (isNan(myNum) || myNum == '')</text:p>
      <text:p text:style-name="Standard">(if it's not a number or if myNum is an empty string, run the if block of code)</text:p>
      <text:p text:style-name="Standard"/>
      <text:p text:style-name="Standard">2.5</text:p>
      <text:p text:style-name="Standard">Coding Loops</text:p>
      <text:p text:style-name="Standard">-javascript has for loops and while loops</text:p>
      <text:p text:style-name="Standard">-loops will do a repetitive task over and over again, and the data changes with each iteration of the loop</text:p>
      <text:p text:style-name="Standard">-a for loop is used when you know the maximum amount of times you want the loop to iterate</text:p>
      <text:p text:style-name="Standard">var processNames = function()</text:p>
      <text:p text:style-name="Standard">{</text:p>
      <text:p text:style-name="Standard"><text:tab/>var members = “”;</text:p>
      <text:p text:style-name="Standard">//in a for loop, first section before semicolon is a counter</text:p>
      <text:p text:style-name="Standard">//the second section is a condition for the loop to keep looping</text:p>
      <text:p text:style-name="Standard">//the third section is how the counter changes its value (++ means add 1)</text:p>
      <text:p text:style-name="Standard"><text:tab/>for (cntr = 1; cntr &lt;= 5; cntr++)</text:p>
      <text:p text:style-name="Standard"><text:tab/>{</text:p>
      <text:p text:style-name="Standard"><text:tab/><text:tab/>var memberid = “member” + cntr;</text:p>
      <text:p text:style-name="Standard"><text:tab/><text:tab/>console.log(“MID “ + memberid);</text:p>
      <text:p text:style-name="Standard"><text:tab/><text:tab/>//note: we used a variable with the dollar sign shortcut, it is not in quotes</text:p>
      <text:p text:style-name="Standard"><text:tab/><text:tab/>var membername = $(memberid).value;</text:p>
      <text:p text:style-name="Standard"/>
      <text:p text:style-name="Standard"><text:tab/><text:tab/>members += membername + “&lt;br&gt;”;</text:p>
      <text:p text:style-name="Standard"><text:tab/>}</text:p>
      <text:p text:style-name="Standard">}</text:p>
      <text:p text:style-name="Standard">window.onload = function()</text:p>
      <text:p text:style-name="Standard">{</text:p>
      <text:p text:style-name="Standard"><text:tab/>$(“mybutton”).onclick = processNames; <text:s text:c="2"/>//remember, no ()</text:p>
      <text:p text:style-name="Standard">}</text:p>
      <text:p text:style-name="Standard">-this loop goes through each member one line at a time</text:p>
      <text:p text:style-name="Standard">-it stops once the cntr hits 5</text:p>
      <text:p text:style-name="Standard"/>
      <text:p text:style-name="Standard"><text:soft-page-break/>-while loops are generally used when you don't know the number of times you want to do something</text:p>
      <text:p text:style-name="Standard">-in while loops, you'll set some kind of condition for when to stop, in this example we're setting our own counter</text:p>
      <text:p text:style-name="Standard">var processNames = function()</text:p>
      <text:p text:style-name="Standard">{</text:p>
      <text:p text:style-name="Standard"><text:tab/>var cntr = 0;</text:p>
      <text:p text:style-name="Standard"><text:tab/>var members = “”;</text:p>
      <text:p text:style-name="Standard"/>
      <text:p text:style-name="Standard"><text:tab/>while (membername != 'stop)</text:p>
      <text:p text:style-name="Standard"><text:tab/>{</text:p>
      <text:p text:style-name="Standard"><text:tab/><text:tab/>cntr ++;</text:p>
      <text:p text:style-name="Standard"><text:tab/><text:tab/></text:p>
      <text:p text:style-name="Standard"><text:tab/><text:tab/>if (cntr &gt; 5)</text:p>
      <text:p text:style-name="Standard"><text:tab/><text:tab/>{</text:p>
      <text:p text:style-name="Standard"><text:tab/><text:tab/><text:tab/>//a break means we'll exit the loop</text:p>
      <text:p text:style-name="Standard"><text:tab/><text:tab/><text:tab/>//it won't do any code below it</text:p>
      <text:p text:style-name="Standard"><text:tab/><text:tab/><text:tab/>break;</text:p>
      <text:p text:style-name="Standard"><text:tab/><text:tab/>}</text:p>
      <text:p text:style-name="Standard"><text:tab/><text:tab/>//building memberid</text:p>
      <text:p text:style-name="Standard"><text:tab/><text:tab/>var memberid = “member” + cntr;</text:p>
      <text:p text:style-name="Standard"><text:tab/><text:tab/>//using the memberid value to get the membername</text:p>
      <text:p text:style-name="Standard"><text:tab/><text:tab/>var membername = $(memberid).value;</text:p>
      <text:p text:style-name="Standard"/>
      <text:p text:style-name="Standard"><text:tab/><text:tab/>if (membername == 'skip')</text:p>
      <text:p text:style-name="Standard"><text:tab/><text:tab/>{</text:p>
      <text:p text:style-name="Standard"><text:tab/><text:tab/><text:tab/>//a continue skips what is underneath it in the loop</text:p>
      <text:p text:style-name="Standard"><text:tab/><text:tab/><text:tab/>continue;</text:p>
      <text:p text:style-name="Standard"><text:tab/><text:tab/>}</text:p>
      <text:p text:style-name="Standard"><text:tab/><text:tab/>members += membername + “&lt;br&gt;”;</text:p>
      <text:p text:style-name="Standard"><text:tab/>}</text:p>
      <text:p text:style-name="Standard"><text:tab/>$(“msg”).innerHTML = members;</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0T19:41:25.23</meta:creation-date>
    <meta:generator>OpenOffice/4.1.7$Win32 OpenOffice.org_project/417m1$Build-9800</meta:generator>
    <dc:date>2020-09-10T21:21:42.15</dc:date>
    <meta:editing-duration>PT1H39M55S</meta:editing-duration>
    <meta:editing-cycles>48</meta:editing-cycles>
    <meta:document-statistic meta:table-count="0" meta:image-count="0" meta:object-count="0" meta:page-count="4" meta:paragraph-count="155" meta:word-count="1160" meta:character-count="6306"/>
  </office:meta>
</office:document-meta>
</file>